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13904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1848" calcext:value-type="float">
            <text:p>89.4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904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1848" calcext:value-type="float">
            <text:p>89.4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904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4856" calcext:value-type="float">
            <text:p>89.1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904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0536" calcext:value-type="float">
            <text:p>88.8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904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1768" calcext:value-type="float">
            <text:p>88.8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904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4712" calcext:value-type="float">
            <text:p>88.7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904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6864" calcext:value-type="float">
            <text:p>88.4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904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3336" calcext:value-type="float">
            <text:p>88.4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904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6824" calcext:value-type="float">
            <text:p>88.1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904</text:p>
          </table:table-cell>
          <table:table-cell office:value-type="string" calcext:value-type="string">
            <text:p>201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8808" calcext:value-type="float">
            <text:p>87.9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904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82984" calcext:value-type="float">
            <text:p>87.8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904</text:p>
          </table:table-cell>
          <table:table-cell office:value-type="string" calcext:value-type="string">
            <text:p>201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232" calcext:value-type="float">
            <text:p>87.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904</text:p>
          </table:table-cell>
          <table:table-cell office:value-type="string" calcext:value-type="string">
            <text:p>201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3616" calcext:value-type="float">
            <text:p>86.8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904</text:p>
          </table:table-cell>
          <table:table-cell office:value-type="string" calcext:value-type="string">
            <text:p>201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7856" calcext:value-type="float">
            <text:p>86.4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904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9904" calcext:value-type="float">
            <text:p>86.0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904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1432" calcext:value-type="float">
            <text:p>85.3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904</text:p>
          </table:table-cell>
          <table:table-cell office:value-type="string" calcext:value-type="string">
            <text:p>200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2144" calcext:value-type="float">
            <text:p>84.9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904</text:p>
          </table:table-cell>
          <table:table-cell office:value-type="string" calcext:value-type="string">
            <text:p>200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16" calcext:value-type="float">
            <text:p>85.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904</text:p>
          </table:table-cell>
          <table:table-cell office:value-type="string" calcext:value-type="string">
            <text:p>200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7824" calcext:value-type="float">
            <text:p>84.6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904</text:p>
          </table:table-cell>
          <table:table-cell office:value-type="string" calcext:value-type="string">
            <text:p>200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0768" calcext:value-type="float">
            <text:p>84.6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904</text:p>
          </table:table-cell>
          <table:table-cell office:value-type="string" calcext:value-type="string">
            <text:p>200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2624" calcext:value-type="float">
            <text:p>85.0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904</text:p>
          </table:table-cell>
          <table:table-cell office:value-type="string" calcext:value-type="string">
            <text:p>200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916" calcext:value-type="float">
            <text:p>84.7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904</text:p>
          </table:table-cell>
          <table:table-cell office:value-type="string" calcext:value-type="string">
            <text:p>200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8264" calcext:value-type="float">
            <text:p>84.4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904</text:p>
          </table:table-cell>
          <table:table-cell office:value-type="string" calcext:value-type="string">
            <text:p>200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1" calcext:value-type="float">
            <text:p>84.2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904</text:p>
          </table:table-cell>
          <table:table-cell office:value-type="string" calcext:value-type="string">
            <text:p>200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3736" calcext:value-type="float">
            <text:p>83.9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904</text:p>
          </table:table-cell>
          <table:table-cell office:value-type="string" calcext:value-type="string">
            <text:p>199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568" calcext:value-type="float">
            <text:p>83.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